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4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64.26mm"/>
    </style:style>
    <style:style style:name="co7" style:family="table-column">
      <style:table-column-properties fo:break-before="auto" style:column-width="36.21mm"/>
    </style:style>
    <style:style style:name="co8" style:family="table-column">
      <style:table-column-properties fo:break-before="auto" style:column-width="45.56mm"/>
    </style:style>
    <style:style style:name="co9" style:family="table-column">
      <style:table-column-properties fo:break-before="auto" style:column-width="34.94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tity_wise_polarity_new" table:style-name="ta1">
        <table:shapes>
          <draw:frame draw:z-index="0" draw:style-name="gr1" draw:text-style-name="P1" svg:width="236.26mm" svg:height="157.37mm" svg:x="202.09mm" svg:y="74.15mm">
            <loext:p draw:notify-on-update-of-ranges="Entity_wise_polarity_new.A2:Entity_wise_polarity_new.A21 Entity_wise_polarity_new.B2:Entity_wise_polarity_new.B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Entity_name</text:p>
          </table:table-cell>
          <table:table-cell office:value-type="string" calcext:value-type="string">
            <text:p>aggr_sent</text:p>
          </table:table-cell>
          <table:table-cell office:value-type="string" calcext:value-type="string">
            <text:p>total_pos</text:p>
          </table:table-cell>
          <table:table-cell office:value-type="string" calcext:value-type="string">
            <text:p>total_neg</text:p>
          </table:table-cell>
          <table:table-cell office:value-type="string" calcext:value-type="string">
            <text:p>pola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ndra Fadnavis</text:p>
          </table:table-cell>
          <table:table-cell office:value-type="float" office:value="8.5065" calcext:value-type="float">
            <text:p>8.5065</text:p>
          </table:table-cell>
          <table:table-cell office:value-type="float" office:value="43.896" calcext:value-type="float">
            <text:p>43.896</text:p>
          </table:table-cell>
          <table:table-cell office:value-type="float" office:value="34.73" calcext:value-type="float">
            <text:p>34.73</text:p>
          </table:table-cell>
          <table:table-cell office:value-type="float" office:value="1.2639216815" calcext:value-type="float">
            <text:p>1.2639216815</text:p>
          </table:table-cell>
          <table:table-cell office:value-type="string" calcext:value-type="string">
            <text:p>chart8</text:p>
          </table:table-cell>
          <table:table-cell office:value-type="string" calcext:value-type="string">
            <text:p>bjp</text:p>
          </table:table-cell>
        </table:table-row>
        <table:table-row table:style-name="ro1">
          <table:table-cell office:value-type="string" calcext:value-type="string">
            <text:p>Narendra Modi</text:p>
          </table:table-cell>
          <table:table-cell office:value-type="float" office:value="-0.6048" calcext:value-type="float">
            <text:p>-0.6048</text:p>
          </table:table-cell>
          <table:table-cell office:value-type="float" office:value="92.8" calcext:value-type="float">
            <text:p>92.8</text:p>
          </table:table-cell>
          <table:table-cell office:value-type="float" office:value="84.5" calcext:value-type="float">
            <text:p>84.5</text:p>
          </table:table-cell>
          <table:table-cell office:value-type="float" office:value="1.1738840773" calcext:value-type="float">
            <text:p>1.1738840773</text:p>
          </table:table-cell>
          <table:table-cell office:value-type="string" calcext:value-type="string">
            <text:p>chart8</text:p>
          </table:table-cell>
          <table:table-cell office:value-type="string" calcext:value-type="string">
            <text:p>bjp</text:p>
          </table:table-cell>
        </table:table-row>
        <table:table-row table:style-name="ro1">
          <table:table-cell office:value-type="string" calcext:value-type="string">
            <text:p>Vasundhara Raje</text:p>
          </table:table-cell>
          <table:table-cell office:value-type="float" office:value="6.0649" calcext:value-type="float">
            <text:p>6.0649</text:p>
          </table:table-cell>
          <table:table-cell office:value-type="float" office:value="45.284" calcext:value-type="float">
            <text:p>45.284</text:p>
          </table:table-cell>
          <table:table-cell office:value-type="float" office:value="7.424" calcext:value-type="float">
            <text:p>7.424</text:p>
          </table:table-cell>
          <table:table-cell office:value-type="float" office:value="6.0996767241" calcext:value-type="float">
            <text:p>6.0996767241</text:p>
          </table:table-cell>
          <table:table-cell office:value-type="string" calcext:value-type="string">
            <text:p>chart7</text:p>
          </table:table-cell>
          <table:table-cell office:value-type="string" calcext:value-type="string">
            <text:p>bjp</text:p>
          </table:table-cell>
        </table:table-row>
        <table:table-row table:style-name="ro1">
          <table:table-cell office:value-type="string" calcext:value-type="string">
            <text:p>Amit Shah</text:p>
          </table:table-cell>
          <table:table-cell office:value-type="float" office:value="3.3278" calcext:value-type="float">
            <text:p>3.3278</text:p>
          </table:table-cell>
          <table:table-cell office:value-type="float" office:value="14.332" calcext:value-type="float">
            <text:p>14.332</text:p>
          </table:table-cell>
          <table:table-cell office:value-type="float" office:value="4.88" calcext:value-type="float">
            <text:p>4.88</text:p>
          </table:table-cell>
          <table:table-cell office:value-type="float" office:value="2.9368852459" calcext:value-type="float">
            <text:p>2.9368852459</text:p>
          </table:table-cell>
          <table:table-cell office:value-type="string" calcext:value-type="string">
            <text:p>green3</text:p>
          </table:table-cell>
          <table:table-cell office:value-type="string" calcext:value-type="string">
            <text:p>bjp</text:p>
          </table:table-cell>
        </table:table-row>
        <table:table-row table:style-name="ro1">
          <table:table-cell office:value-type="string" calcext:value-type="string">
            <text:p>Nitin Gadkari</text:p>
          </table:table-cell>
          <table:table-cell office:value-type="float" office:value="3.8851" calcext:value-type="float">
            <text:p>3.8851</text:p>
          </table:table-cell>
          <table:table-cell office:value-type="float" office:value="5.242" calcext:value-type="float">
            <text:p>5.242</text:p>
          </table:table-cell>
          <table:table-cell office:value-type="float" office:value="1.244" calcext:value-type="float">
            <text:p>1.244</text:p>
          </table:table-cell>
          <table:table-cell office:value-type="float" office:value="4.2138263666" calcext:value-type="float">
            <text:p>4.2138263666</text:p>
          </table:table-cell>
          <table:table-cell office:value-type="string" calcext:value-type="string">
            <text:p>tur5</text:p>
          </table:table-cell>
          <table:table-cell office:value-type="string" calcext:value-type="string">
            <text:p>bjp</text:p>
          </table:table-cell>
        </table:table-row>
        <table:table-row table:style-name="ro1">
          <table:table-cell office:value-type="string" calcext:value-type="string">
            <text:p>B.S. Yeddyurapp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yg1</text:p>
          </table:table-cell>
          <table:table-cell office:value-type="string" calcext:value-type="string">
            <text:p>bjp</text:p>
          </table:table-cell>
        </table:table-row>
        <table:table-row table:style-name="ro1">
          <table:table-cell office:value-type="string" calcext:value-type="string">
            <text:p>Arun Jaitley</text:p>
          </table:table-cell>
          <table:table-cell office:value-type="float" office:value="-1.946" calcext:value-type="float">
            <text:p>-1.946</text:p>
          </table:table-cell>
          <table:table-cell office:value-type="float" office:value="4.02" calcext:value-type="float">
            <text:p>4.02</text:p>
          </table:table-cell>
          <table:table-cell office:value-type="float" office:value="5.12" calcext:value-type="float">
            <text:p>5.12</text:p>
          </table:table-cell>
          <table:table-cell office:value-type="float" office:value="0.362" calcext:value-type="float">
            <text:p>0.362</text:p>
          </table:table-cell>
          <table:table-cell office:value-type="string" calcext:value-type="string">
            <text:p>chart8</text:p>
          </table:table-cell>
          <table:table-cell office:value-type="string" calcext:value-type="string">
            <text:p>bjp</text:p>
          </table:table-cell>
        </table:table-row>
        <table:table-row table:style-name="ro1">
          <table:table-cell office:value-type="string" calcext:value-type="string">
            <text:p>Parkash Singh Bada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yg1</text:p>
          </table:table-cell>
          <table:table-cell office:value-type="string" calcext:value-type="string">
            <text:p>sad</text:p>
          </table:table-cell>
        </table:table-row>
        <table:table-row table:style-name="ro1">
          <table:table-cell office:value-type="string" calcext:value-type="string">
            <text:p>Chandrababu Naidu</text:p>
          </table:table-cell>
          <table:table-cell office:value-type="float" office:value="0.0703" calcext:value-type="float">
            <text:p>0.0703</text:p>
          </table:table-cell>
          <table:table-cell office:value-type="float" office:value="10.856" calcext:value-type="float">
            <text:p>10.856</text:p>
          </table:table-cell>
          <table:table-cell office:value-type="float" office:value="9.336" calcext:value-type="float">
            <text:p>9.336</text:p>
          </table:table-cell>
          <table:table-cell office:value-type="float" office:value="1.1628106255" calcext:value-type="float">
            <text:p>1.1628106255</text:p>
          </table:table-cell>
          <table:table-cell office:value-type="string" calcext:value-type="string">
            <text:p>chart8</text:p>
          </table:table-cell>
          <table:table-cell office:value-type="string" calcext:value-type="string">
            <text:p>tdp</text:p>
          </table:table-cell>
        </table:table-row>
        <table:table-row table:style-name="ro1">
          <table:table-cell office:value-type="string" calcext:value-type="string">
            <text:p>Uddhav Thackeray</text:p>
          </table:table-cell>
          <table:table-cell office:value-type="float" office:value="5.045" calcext:value-type="float">
            <text:p>5.045</text:p>
          </table:table-cell>
          <table:table-cell office:value-type="float" office:value="6.39" calcext:value-type="float">
            <text:p>6.39</text:p>
          </table:table-cell>
          <table:table-cell office:value-type="float" office:value="0.856" calcext:value-type="float">
            <text:p>0.856</text:p>
          </table:table-cell>
          <table:table-cell office:value-type="float" office:value="7.464953271" calcext:value-type="float">
            <text:p>7.464953271</text:p>
          </table:table-cell>
          <table:table-cell office:value-type="string" calcext:value-type="string">
            <text:p>chart7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Akhilesh Yadav</text:p>
          </table:table-cell>
          <table:table-cell office:value-type="float" office:value="1.3016" calcext:value-type="float">
            <text:p>1.3016</text:p>
          </table:table-cell>
          <table:table-cell office:value-type="float" office:value="4.998" calcext:value-type="float">
            <text:p>4.998</text:p>
          </table:table-cell>
          <table:table-cell office:value-type="float" office:value="4.424" calcext:value-type="float">
            <text:p>4.424</text:p>
          </table:table-cell>
          <table:table-cell office:value-type="float" office:value="1.1297468354" calcext:value-type="float">
            <text:p>1.1297468354</text:p>
          </table:table-cell>
          <table:table-cell office:value-type="string" calcext:value-type="string">
            <text:p>chart8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Chandrasekhar Rao</text:p>
          </table:table-cell>
          <table:table-cell office:value-type="float" office:value="3.5806" calcext:value-type="float">
            <text:p>3.5806</text:p>
          </table:table-cell>
          <table:table-cell office:value-type="float" office:value="3.912" calcext:value-type="float">
            <text:p>3.912</text:p>
          </table:table-cell>
          <table:table-cell office:value-type="float" office:value="0" calcext:value-type="float">
            <text:p>0</text:p>
          </table:table-cell>
          <table:table-cell office:value-type="float" office:value="3.912" calcext:value-type="float">
            <text:p>3.912</text:p>
          </table:table-cell>
          <table:table-cell office:value-type="string" calcext:value-type="string">
            <text:p>tur5</text:p>
          </table:table-cell>
          <table:table-cell office:value-type="string" calcext:value-type="string">
            <text:p>trs</text:p>
          </table:table-cell>
        </table:table-row>
        <table:table-row table:style-name="ro1">
          <table:table-cell office:value-type="string" calcext:value-type="string">
            <text:p>Sharad Pawar</text:p>
          </table:table-cell>
          <table:table-cell office:value-type="float" office:value="2.8604" calcext:value-type="float">
            <text:p>2.8604</text:p>
          </table:table-cell>
          <table:table-cell office:value-type="float" office:value="10.884" calcext:value-type="float">
            <text:p>10.884</text:p>
          </table:table-cell>
          <table:table-cell office:value-type="float" office:value="8.648" calcext:value-type="float">
            <text:p>8.648</text:p>
          </table:table-cell>
          <table:table-cell office:value-type="float" office:value="1.2585568918" calcext:value-type="float">
            <text:p>1.2585568918</text:p>
          </table:table-cell>
          <table:table-cell office:value-type="string" calcext:value-type="string">
            <text:p>chart8</text:p>
          </table:table-cell>
          <table:table-cell office:value-type="string" calcext:value-type="string">
            <text:p>ncp</text:p>
          </table:table-cell>
        </table:table-row>
        <table:table-row table:style-name="ro1">
          <table:table-cell office:value-type="string" calcext:value-type="string">
            <text:p>H.D. Kumaraswam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yg1</text:p>
          </table:table-cell>
          <table:table-cell office:value-type="string" calcext:value-type="string">
            <text:p>jdu</text:p>
          </table:table-cell>
        </table:table-row>
        <table:table-row table:style-name="ro1">
          <table:table-cell office:value-type="string" calcext:value-type="string">
            <text:p>Arvind Kejriwal</text:p>
          </table:table-cell>
          <table:table-cell office:value-type="float" office:value="1.0232" calcext:value-type="float">
            <text:p>1.0232</text:p>
          </table:table-cell>
          <table:table-cell office:value-type="float" office:value="7.648" calcext:value-type="float">
            <text:p>7.648</text:p>
          </table:table-cell>
          <table:table-cell office:value-type="float" office:value="7.136" calcext:value-type="float">
            <text:p>7.136</text:p>
          </table:table-cell>
          <table:table-cell office:value-type="float" office:value="1.0717488789" calcext:value-type="float">
            <text:p>1.0717488789</text:p>
          </table:table-cell>
          <table:table-cell office:value-type="string" calcext:value-type="string">
            <text:p>chart8</text:p>
          </table:table-cell>
          <table:table-cell office:value-type="string" calcext:value-type="string">
            <text:p>aap</text:p>
          </table:table-cell>
        </table:table-row>
        <table:table-row table:style-name="ro1">
          <table:table-cell office:value-type="string" calcext:value-type="string">
            <text:p>Kishore Tiwar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yg1</text:p>
          </table:table-cell>
          <table:table-cell office:value-type="string" calcext:value-type="string">
            <text:p>celebrity</text:p>
          </table:table-cell>
        </table:table-row>
        <table:table-row table:style-name="ro1">
          <table:table-cell office:value-type="string" calcext:value-type="string">
            <text:p>Sachin Pilot</text:p>
          </table:table-cell>
          <table:table-cell office:value-type="float" office:value="-1.5544" calcext:value-type="float">
            <text:p>-1.5544</text:p>
          </table:table-cell>
          <table:table-cell office:value-type="float" office:value="6.736" calcext:value-type="float">
            <text:p>6.736</text:p>
          </table:table-cell>
          <table:table-cell office:value-type="float" office:value="11.284" calcext:value-type="float">
            <text:p>11.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g1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Amarinder Sing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yg1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Rahul Gandhi</text:p>
          </table:table-cell>
          <table:table-cell office:value-type="float" office:value="3.5847" calcext:value-type="float">
            <text:p>3.5847</text:p>
          </table:table-cell>
          <table:table-cell office:value-type="float" office:value="89.298" calcext:value-type="float">
            <text:p>89.298</text:p>
          </table:table-cell>
          <table:table-cell office:value-type="float" office:value="35.41" calcext:value-type="float">
            <text:p>35.41</text:p>
          </table:table-cell>
          <table:table-cell office:value-type="float" office:value="2.5218299915" calcext:value-type="float">
            <text:p>2.5218299915</text:p>
          </table:table-cell>
          <table:table-cell office:value-type="string" calcext:value-type="string">
            <text:p>green3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Siddaramaiah</text:p>
          </table:table-cell>
          <table:table-cell office:value-type="float" office:value="-0.0651" calcext:value-type="float">
            <text:p>-0.0651</text:p>
          </table:table-cell>
          <table:table-cell office:value-type="float" office:value="12.432" calcext:value-type="float">
            <text:p>12.432</text:p>
          </table:table-cell>
          <table:table-cell office:value-type="float" office:value="33.328" calcext:value-type="float">
            <text:p>33.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g1</text:p>
          </table:table-cell>
          <table:table-cell office:value-type="string" calcext:value-type="string">
            <text:p>inc</text:p>
          </table:table-cell>
        </table:table-row>
        <table:table-row table:style-name="ro1" table:number-rows-repeated="14"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yg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-2</text:p>
          </table:table-cell>
          <table:table-cell office:value-type="string" calcext:value-type="string">
            <text:p>chart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-3</text:p>
          </table:table-cell>
          <table:table-cell office:value-type="string" calcext:value-type="string">
            <text:p>green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-6</text:p>
          </table:table-cell>
          <table:table-cell office:value-type="string" calcext:value-type="string">
            <text:p>tur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above</text:p>
          </table:table-cell>
          <table:table-cell office:value-type="string" calcext:value-type="string">
            <text:p>chart7</text:p>
          </table:table-cell>
          <table:table-cell table:number-columns-repeated="4"/>
        </table:table-row>
      </table:table>
      <table:table table:name="aadhar_authors" table:style-name="ta1">
        <table:shapes>
          <draw:frame draw:z-index="0" draw:style-name="gr1" draw:text-style-name="P1" svg:width="252.69mm" svg:height="193.08mm" svg:x="102.54mm" svg:y="0mm">
            <loext:p draw:notify-on-update-of-ranges="aadhar_authors.A2:aadhar_authors.A21 aadhar_authors.B2:aadhar_authors.B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2">
          <table:table-cell office:value-type="string" calcext:value-type="string">
            <text:p>Entity_name</text:p>
          </table:table-cell>
          <table:table-cell office:value-type="string" calcext:value-type="string">
            <text:p>aggr_sent</text:p>
          </table:table-cell>
          <table:table-cell office:value-type="string" calcext:value-type="string">
            <text:p>polar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ijayant Panda</text:p>
          </table:table-cell>
          <table:table-cell office:value-type="float" office:value="-1" calcext:value-type="float">
            <text:p>-1</text:p>
          </table:table-cell>
          <table:table-cell office:value-type="float" office:value="1.14285714285714" calcext:value-type="float">
            <text:p>1.14285714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en Moglen</text:p>
          </table:table-cell>
          <table:table-cell office:value-type="float" office:value="-1" calcext:value-type="float">
            <text:p>-1</text:p>
          </table:table-cell>
          <table:table-cell office:value-type="float" office:value="1.08333333333333" calcext:value-type="float">
            <text:p>1.08333333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iram Ramesh</text:p>
          </table:table-cell>
          <table:table-cell office:value-type="float" office:value="-2" calcext:value-type="float">
            <text:p>-2</text:p>
          </table:table-cell>
          <table:table-cell office:value-type="float" office:value="1.22222222222222" calcext:value-type="float">
            <text:p>1.22222222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an Dr Ze</text:p>
          </table:table-cell>
          <table:table-cell office:value-type="float" office:value="-3" calcext:value-type="float">
            <text:p>-3</text:p>
          </table:table-cell>
          <table:table-cell office:value-type="float" office:value="1.23076923076923" calcext:value-type="float">
            <text:p>1.23076923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g Suraiya</text:p>
          </table:table-cell>
          <table:table-cell office:value-type="float" office:value="-2" calcext:value-type="float">
            <text:p>-2</text:p>
          </table:table-cell>
          <table:table-cell office:value-type="float" office:value="1.25" calcext:value-type="float">
            <text:p>1.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ran Jonnalagadda</text:p>
          </table:table-cell>
          <table:table-cell office:value-type="float" office:value="-2" calcext:value-type="float">
            <text:p>-2</text:p>
          </table:table-cell>
          <table:table-cell office:value-type="float" office:value="1.33333333333333" calcext:value-type="float">
            <text:p>1.33333333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lin Mehta</text:p>
          </table:table-cell>
          <table:table-cell office:value-type="float" office:value="-1" calcext:value-type="float">
            <text:p>-1</text:p>
          </table:table-cell>
          <table:table-cell office:value-type="float" office:value="1.16666666666667" calcext:value-type="float">
            <text:p>1.16666666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ndan Nilekani</text:p>
          </table:table-cell>
          <table:table-cell office:value-type="float" office:value="2" calcext:value-type="float">
            <text:p>2</text:p>
          </table:table-cell>
          <table:table-cell office:value-type="float" office:value="1.11764705882353" calcext:value-type="float">
            <text:p>1.11764705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shant Panday</text:p>
          </table:table-cell>
          <table:table-cell office:value-type="float" office:value="-6" calcext:value-type="float">
            <text:p>-6</text:p>
          </table:table-cell>
          <table:table-cell office:value-type="float" office:value="1.35294117647059" calcext:value-type="float">
            <text:p>1.35294117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tap Bhanu Mehta</text:p>
          </table:table-cell>
          <table:table-cell office:value-type="float" office:value="-4" calcext:value-type="float">
            <text:p>-4</text:p>
          </table:table-cell>
          <table:table-cell office:value-type="float" office:value="1.33333333333333" calcext:value-type="float">
            <text:p>1.33333333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yaralal Raghav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nald Abraham</text:p>
          </table:table-cell>
          <table:table-cell office:value-type="float" office:value="-3" calcext:value-type="float">
            <text:p>-3</text:p>
          </table:table-cell>
          <table:table-cell office:value-type="float" office:value="1.375" calcext:value-type="float">
            <text:p>1.3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 Ramakum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jiv Shankaran</text:p>
          </table:table-cell>
          <table:table-cell office:value-type="float" office:value="-1" calcext:value-type="float">
            <text:p>-1</text:p>
          </table:table-cell>
          <table:table-cell office:value-type="float" office:value="1.04761904761905" calcext:value-type="float">
            <text:p>1.04761904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osh Des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rmila Ravinder</text:p>
          </table:table-cell>
          <table:table-cell office:value-type="float" office:value="-1" calcext:value-type="float">
            <text:p>-1</text:p>
          </table:table-cell>
          <table:table-cell office:value-type="float" office:value="1.14285714285714" calcext:value-type="float">
            <text:p>1.14285714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il Sharan</text:p>
          </table:table-cell>
          <table:table-cell office:value-type="float" office:value="-1" calcext:value-type="float">
            <text:p>-1</text:p>
          </table:table-cell>
          <table:table-cell office:value-type="float" office:value="1.11111111111111" calcext:value-type="float">
            <text:p>1.11111111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jit S Bhalla</text:p>
          </table:table-cell>
          <table:table-cell office:value-type="float" office:value="-1" calcext:value-type="float">
            <text:p>-1</text:p>
          </table:table-cell>
          <table:table-cell office:value-type="float" office:value="1.1" calcext:value-type="float">
            <text:p>1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apan Dasgupta</text:p>
          </table:table-cell>
          <table:table-cell office:value-type="float" office:value="-2" calcext:value-type="float">
            <text:p>-2</text:p>
          </table:table-cell>
          <table:table-cell office:value-type="float" office:value="1.22222222222222" calcext:value-type="float">
            <text:p>1.22222222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 K Arun</text:p>
          </table:table-cell>
          <table:table-cell office:value-type="float" office:value="-6" calcext:value-type="float">
            <text:p>-6</text:p>
          </table:table-cell>
          <table:table-cell office:value-type="float" office:value="1.35294117647059" calcext:value-type="float">
            <text:p>1.3529411765</text:p>
          </table:table-cell>
          <table:table-cell table:number-columns-repeated="2"/>
        </table:table-row>
        <table:table-row table:style-name="ro1" table:number-rows-repeated="13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2">
          <table:table-cell/>
          <table:table-cell office:value-type="string" calcext:value-type="string">
            <text:p>0-2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2.0-5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5.0-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-12.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0 and Above</text:p>
          </table:table-cell>
          <table:table-cell table:number-columns-repeated="3"/>
        </table:table-row>
      </table:table>
      <table:table table:name="demon_authors" table:style-name="ta1">
        <table:shapes>
          <draw:frame draw:z-index="0" draw:style-name="gr1" draw:text-style-name="P1" svg:width="273.27mm" svg:height="204.34mm" svg:x="102.55mm" svg:y="0mm">
            <loext:p draw:notify-on-update-of-ranges="demon_authors.A2:demon_authors.A22 demon_authors.B2:demon_authors.B2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Entity_name</text:p>
          </table:table-cell>
          <table:table-cell office:value-type="string" calcext:value-type="string">
            <text:p>aggr_sent</text:p>
          </table:table-cell>
          <table:table-cell office:value-type="string" calcext:value-type="string">
            <text:p>total_pos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hetan Bhagat</text:p>
          </table:table-cell>
          <table:table-cell office:value-type="float" office:value="-1" calcext:value-type="float">
            <text:p>-1</text:p>
          </table:table-cell>
          <table:table-cell office:value-type="float" office:value="1.1" calcext:value-type="float">
            <text:p>1.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la Patnaik</text:p>
          </table:table-cell>
          <table:table-cell office:value-type="float" office:value="-2" calcext:value-type="float">
            <text:p>-2</text:p>
          </table:table-cell>
          <table:table-cell office:value-type="float" office:value="1.22222222222222" calcext:value-type="float">
            <text:p>1.222222222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Jug Suraiya</text:p>
          </table:table-cell>
          <table:table-cell office:value-type="float" office:value="-6" calcext:value-type="float">
            <text:p>-6</text:p>
          </table:table-cell>
          <table:table-cell office:value-type="float" office:value="1.27272727272727" calcext:value-type="float">
            <text:p>1.2727272727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Kanishka Singh</text:p>
          </table:table-cell>
          <table:table-cell office:value-type="float" office:value="-13" calcext:value-type="float">
            <text:p>-13</text:p>
          </table:table-cell>
          <table:table-cell office:value-type="float" office:value="1.33333333333333" calcext:value-type="float">
            <text:p>1.333333333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Kapil Sibal</text:p>
          </table:table-cell>
          <table:table-cell office:value-type="float" office:value="-3" calcext:value-type="float">
            <text:p>-3</text:p>
          </table:table-cell>
          <table:table-cell office:value-type="float" office:value="1.33333333333333" calcext:value-type="float">
            <text:p>1.333333333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M Venkaiah Naidu</text:p>
          </table:table-cell>
          <table:table-cell office:value-type="float" office:value="-1" calcext:value-type="float">
            <text:p>-1</text:p>
          </table:table-cell>
          <table:table-cell office:value-type="float" office:value="1.0625" calcext:value-type="float">
            <text:p>1.062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 Chidambaram</text:p>
          </table:table-cell>
          <table:table-cell office:value-type="float" office:value="-8" calcext:value-type="float">
            <text:p>-8</text:p>
          </table:table-cell>
          <table:table-cell office:value-type="float" office:value="1.25" calcext:value-type="float">
            <text:p>1.25</text:p>
          </table:table-cell>
          <table:table-cell table:number-columns-repeated="14"/>
          <table:table-cell office:value-type="string" calcext:value-type="string">
            <text:p>Jug Suraiya</text:p>
          </table:table-cell>
        </table:table-row>
        <table:table-row table:style-name="ro2">
          <table:table-cell office:value-type="string" calcext:value-type="string">
            <text:p>Priyanka Chaturvedi</text:p>
          </table:table-cell>
          <table:table-cell office:value-type="float" office:value="-1" calcext:value-type="float">
            <text:p>-1</text:p>
          </table:table-cell>
          <table:table-cell office:value-type="float" office:value="1.11111111111111" calcext:value-type="float">
            <text:p>1.111111111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Jug Suraiya</text:p>
          </table:table-cell>
          <table:table-cell office:value-type="float" office:value="-1" calcext:value-type="float">
            <text:p>-1</text:p>
          </table:table-cell>
          <table:table-cell office:value-type="float" office:value="1.125" calcext:value-type="float">
            <text:p>1.12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adhika Iyengar</text:p>
          </table:table-cell>
          <table:table-cell office:value-type="float" office:value="-8" calcext:value-type="float">
            <text:p>-8</text:p>
          </table:table-cell>
          <table:table-cell office:value-type="float" office:value="1.61538461538462" calcext:value-type="float">
            <text:p>1.615384615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enuka Bisht</text:p>
          </table:table-cell>
          <table:table-cell office:value-type="float" office:value="-5" calcext:value-type="float">
            <text:p>-5</text:p>
          </table:table-cell>
          <table:table-cell office:value-type="float" office:value="1.35714285714286" calcext:value-type="float">
            <text:p>1.357142857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udroneel Ghosh</text:p>
          </table:table-cell>
          <table:table-cell office:value-type="float" office:value="-6" calcext:value-type="float">
            <text:p>-6</text:p>
          </table:table-cell>
          <table:table-cell office:value-type="float" office:value="1.85714285714286" calcext:value-type="float">
            <text:p>1.857142857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a Aiyar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agarika Ghose</text:p>
          </table:table-cell>
          <table:table-cell office:value-type="float" office:value="-3" calcext:value-type="float">
            <text:p>-3</text:p>
          </table:table-cell>
          <table:table-cell office:value-type="float" office:value="1.33333333333333" calcext:value-type="float">
            <text:p>1.333333333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anjeev Singh</text:p>
          </table:table-cell>
          <table:table-cell office:value-type="float" office:value="-5" calcext:value-type="float">
            <text:p>-5</text:p>
          </table:table-cell>
          <table:table-cell office:value-type="float" office:value="1.14705882352941" calcext:value-type="float">
            <text:p>1.147058823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anjiv Shankaran</text:p>
          </table:table-cell>
          <table:table-cell office:value-type="float" office:value="-1" calcext:value-type="float">
            <text:p>-1</text:p>
          </table:table-cell>
          <table:table-cell office:value-type="float" office:value="1.03846153846154" calcext:value-type="float">
            <text:p>1.038461538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rjit S Bhalla</text:p>
          </table:table-cell>
          <table:table-cell office:value-type="float" office:value="-2" calcext:value-type="float">
            <text:p>-2</text:p>
          </table:table-cell>
          <table:table-cell office:value-type="float" office:value="1.15384615384615" calcext:value-type="float">
            <text:p>1.1538461538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wagato Ganguly</text:p>
          </table:table-cell>
          <table:table-cell office:value-type="float" office:value="1" calcext:value-type="float">
            <text:p>1</text:p>
          </table:table-cell>
          <table:table-cell office:value-type="float" office:value="1.08333333333333" calcext:value-type="float">
            <text:p>1.083333333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wapan Dasgup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avleen Singh</text:p>
          </table:table-cell>
          <table:table-cell office:value-type="float" office:value="-9" calcext:value-type="float">
            <text:p>-9</text:p>
          </table:table-cell>
          <table:table-cell office:value-type="float" office:value="1.34615384615385" calcext:value-type="float">
            <text:p>1.346153846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V Raghunathan</text:p>
          </table:table-cell>
          <table:table-cell office:value-type="float" office:value="-2" calcext:value-type="float">
            <text:p>-2</text:p>
          </table:table-cell>
          <table:table-cell office:value-type="float" office:value="1.13333333333333" calcext:value-type="float">
            <text:p>1.1333333333</text:p>
          </table:table-cell>
          <table:table-cell table:number-columns-repeated="15"/>
        </table:table-row>
        <table:table-row table:style-name="ro2" table:number-rows-repeated="2">
          <table:table-cell table:number-columns-repeated="18"/>
        </table:table-row>
        <table:table-row table:style-name="ro1" table:number-rows-repeated="11">
          <table:table-cell table:number-columns-repeated="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yg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0-2</text:p>
          </table:table-cell>
          <table:table-cell office:value-type="string" calcext:value-type="string">
            <text:p>chart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2-3</text:p>
          </table:table-cell>
          <table:table-cell office:value-type="string" calcext:value-type="string">
            <text:p>green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3-6</text:p>
          </table:table-cell>
          <table:table-cell office:value-type="string" calcext:value-type="string">
            <text:p>tur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6above</text:p>
          </table:table-cell>
          <table:table-cell office:value-type="string" calcext:value-type="string">
            <text:p>chart7</text:p>
          </table:table-cell>
          <table:table-cell table:number-columns-repeated="15"/>
        </table:table-row>
      </table:table>
      <table:table table:name="gst_authors" table:style-name="ta1">
        <table:shapes>
          <draw:frame draw:z-index="0" draw:style-name="gr1" draw:text-style-name="P1" svg:width="272.84mm" svg:height="200.1mm" svg:x="141.05mm" svg:y="0mm">
            <loext:p draw:notify-on-update-of-ranges="gst_authors.A2:gst_authors.A21 gst_authors.B2:gst_authors.B2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2">
          <table:table-cell office:value-type="string" calcext:value-type="string">
            <text:p>Entity_name</text:p>
          </table:table-cell>
          <table:table-cell office:value-type="string" calcext:value-type="string">
            <text:p>aggr_s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oop Kohli</text:p>
          </table:table-cell>
          <table:table-cell office:value-type="float" office:value="-23" calcext:value-type="float">
            <text:p>-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haskar Dutta</text:p>
          </table:table-cell>
          <table:table-cell office:value-type="float" office:value="-5" calcext:value-type="float">
            <text:p>-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tan Bhagat</text:p>
          </table:table-cell>
          <table:table-cell office:value-type="float" office:value="-21" calcext:value-type="float">
            <text:p>-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ug Suraiya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vika Singh</text:p>
          </table:table-cell>
          <table:table-cell office:value-type="float" office:value="-17" calcext:value-type="float">
            <text:p>-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kul Kesavan</text:p>
          </table:table-cell>
          <table:table-cell office:value-type="float" office:value="-22" calcext:value-type="float">
            <text:p>-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shant Panday</text:p>
          </table:table-cell>
          <table:table-cell office:value-type="float" office:value="-125" calcext:value-type="float">
            <text:p>-1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yaralal Raghavan</text:p>
          </table:table-cell>
          <table:table-cell office:value-type="float" office:value="-15" calcext:value-type="float">
            <text:p>-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jesh Kalra</text:p>
          </table:table-cell>
          <table:table-cell office:value-type="float" office:value="-18" calcext:value-type="float">
            <text:p>-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njeev Ahluwalia</text:p>
          </table:table-cell>
          <table:table-cell office:value-type="float" office:value="-9" calcext:value-type="float">
            <text:p>-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njeev Singh</text:p>
          </table:table-cell>
          <table:table-cell office:value-type="float" office:value="-9" calcext:value-type="float">
            <text:p>-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njiv Shankaran</text:p>
          </table:table-cell>
          <table:table-cell office:value-type="float" office:value="-8" calcext:value-type="float">
            <text:p>-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ntosh Desai</text:p>
          </table:table-cell>
          <table:table-cell office:value-type="float" office:value="-15" calcext:value-type="float">
            <text:p>-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mila Ravinder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kanti Ghosh</text:p>
          </table:table-cell>
          <table:table-cell office:value-type="float" office:value="-2" calcext:value-type="float">
            <text:p>-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pan Dasgupta</text:p>
          </table:table-cell>
          <table:table-cell office:value-type="float" office:value="-11" calcext:value-type="float">
            <text:p>-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ma Nair</text:p>
          </table:table-cell>
          <table:table-cell office:value-type="float" office:value="-2" calcext:value-type="float">
            <text:p>-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eresh Malik</text:p>
          </table:table-cell>
          <table:table-cell office:value-type="float" office:value="-31" calcext:value-type="float">
            <text:p>-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nita Dawra Nangia</text:p>
          </table:table-cell>
          <table:table-cell office:value-type="float" office:value="-18" calcext:value-type="float">
            <text:p>-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 Mahalingam</text:p>
          </table:table-cell>
          <table:table-cell office:value-type="float" office:value="-27" calcext:value-type="float">
            <text:p>-27</text:p>
          </table:table-cell>
          <table:table-cell table:number-columns-repeated="3"/>
        </table:table-row>
        <table:table-row table:style-name="ro1" table:number-rows-repeated="13"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yg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-2</text:p>
          </table:table-cell>
          <table:table-cell office:value-type="string" calcext:value-type="string">
            <text:p>chart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-3</text:p>
          </table:table-cell>
          <table:table-cell office:value-type="string" calcext:value-type="string">
            <text:p>green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-6</text:p>
          </table:table-cell>
          <table:table-cell office:value-type="string" calcext:value-type="string">
            <text:p>tur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6above</text:p>
          </table:table-cell>
          <table:table-cell office:value-type="string" calcext:value-type="string">
            <text:p>chart7</text:p>
          </table:table-cell>
          <table:table-cell table:number-columns-repeated="2"/>
        </table:table-row>
      </table:table>
      <table:table table:name="farmerprotest_authors" table:style-name="ta1">
        <table:shapes>
          <draw:frame draw:z-index="0" draw:style-name="gr1" draw:text-style-name="P1" svg:width="275.59mm" svg:height="202.46mm" svg:x="101.46mm" svg:y="0mm">
            <loext:p draw:notify-on-update-of-ranges="farmerprotest_authors.A2:farmerprotest_authors.A21 farmerprotest_authors.B2:farmerprotest_authors.B2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Entity_name</text:p>
          </table:table-cell>
          <table:table-cell office:value-type="string" calcext:value-type="string">
            <text:p>aggr_sent</text:p>
          </table:table-cell>
          <table:table-cell office:value-type="string" calcext:value-type="string">
            <text:p>total_pos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jay Vir Jakhar</text:p>
          </table:table-cell>
          <table:table-cell office:value-type="float" office:value="-6" calcext:value-type="float">
            <text:p>-6</text:p>
          </table:table-cell>
          <table:table-cell office:value-type="float" office:value="1.4" calcext:value-type="float">
            <text:p>1.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shok Gulati</text:p>
          </table:table-cell>
          <table:table-cell office:value-type="float" office:value="-2" calcext:value-type="float">
            <text:p>-2</text:p>
          </table:table-cell>
          <table:table-cell office:value-type="float" office:value="1.2" calcext:value-type="float">
            <text:p>1.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urcharan Das</text:p>
          </table:table-cell>
          <table:table-cell office:value-type="float" office:value="-5" calcext:value-type="float">
            <text:p>-5</text:p>
          </table:table-cell>
          <table:table-cell office:value-type="float" office:value="1.625" calcext:value-type="float">
            <text:p>1.62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Jug Suraiya</text:p>
          </table:table-cell>
          <table:table-cell office:value-type="float" office:value="-1" calcext:value-type="float">
            <text:p>-1</text:p>
          </table:table-cell>
          <table:table-cell office:value-type="float" office:value="1.14285714285714" calcext:value-type="float">
            <text:p>1.142857142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Kapil Sibal</text:p>
          </table:table-cell>
          <table:table-cell office:value-type="float" office:value="-2" calcext:value-type="float">
            <text:p>-2</text:p>
          </table:table-cell>
          <table:table-cell office:value-type="float" office:value="1.33333333333333" calcext:value-type="float">
            <text:p>1.333333333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abhat Patnaik</text:p>
          </table:table-cell>
          <table:table-cell office:value-type="float" office:value="-2" calcext:value-type="float">
            <text:p>-2</text:p>
          </table:table-cell>
          <table:table-cell office:value-type="float" office:value="1.33333333333333" calcext:value-type="float">
            <text:p>1.333333333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asanna Tant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ashant Panday</text:p>
          </table:table-cell>
          <table:table-cell office:value-type="float" office:value="-4" calcext:value-type="float">
            <text:p>-4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atap Bhanu Mehta</text:p>
          </table:table-cell>
          <table:table-cell office:value-type="float" office:value="-2" calcext:value-type="float">
            <text:p>-2</text:p>
          </table:table-cell>
          <table:table-cell office:value-type="float" office:value="1.4" calcext:value-type="float">
            <text:p>1.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ajiv Shah</text:p>
          </table:table-cell>
          <table:table-cell office:value-type="float" office:value="-1" calcext:value-type="float">
            <text:p>-1</text:p>
          </table:table-cell>
          <table:table-cell office:value-type="float" office:value="1.16666666666667" calcext:value-type="float">
            <text:p>1.1666666667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enuka Bisht</text:p>
          </table:table-cell>
          <table:table-cell office:value-type="float" office:value="-4" calcext:value-type="float">
            <text:p>-4</text:p>
          </table:table-cell>
          <table:table-cell office:value-type="float" office:value="1.57142857142857" calcext:value-type="float">
            <text:p>1.571428571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a Aiyar</text:p>
          </table:table-cell>
          <table:table-cell office:value-type="float" office:value="-5" calcext:value-type="float">
            <text:p>-5</text:p>
          </table:table-cell>
          <table:table-cell office:value-type="float" office:value="1.23809523809524" calcext:value-type="float">
            <text:p>1.238095238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agarika Ghose</text:p>
          </table:table-cell>
          <table:table-cell office:value-type="float" office:value="-2" calcext:value-type="float">
            <text:p>-2</text:p>
          </table:table-cell>
          <table:table-cell office:value-type="float" office:value="1.33333333333333" calcext:value-type="float">
            <text:p>1.333333333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anjeev Singh</text:p>
          </table:table-cell>
          <table:table-cell office:value-type="float" office:value="-9" calcext:value-type="float">
            <text:p>-9</text:p>
          </table:table-cell>
          <table:table-cell office:value-type="float" office:value="1.47368421052632" calcext:value-type="float">
            <text:p>1.473684210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hailaja Bajpai</text:p>
          </table:table-cell>
          <table:table-cell office:value-type="float" office:value="-1" calcext:value-type="float">
            <text:p>-1</text:p>
          </table:table-cell>
          <table:table-cell office:value-type="float" office:value="1.14285714285714" calcext:value-type="float">
            <text:p>1.142857142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mita Gupta</text:p>
          </table:table-cell>
          <table:table-cell office:value-type="float" office:value="-2" calcext:value-type="float">
            <text:p>-2</text:p>
          </table:table-cell>
          <table:table-cell office:value-type="float" office:value="1.33333333333333" calcext:value-type="float">
            <text:p>1.333333333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has Palshikar</text:p>
          </table:table-cell>
          <table:table-cell office:value-type="float" office:value="-2" calcext:value-type="float">
            <text:p>-2</text:p>
          </table:table-cell>
          <table:table-cell office:value-type="float" office:value="1.33333333333333" calcext:value-type="float">
            <text:p>1.333333333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rjit S Bhalla</text:p>
          </table:table-cell>
          <table:table-cell office:value-type="float" office:value="-2" calcext:value-type="float">
            <text:p>-2</text:p>
          </table:table-cell>
          <table:table-cell office:value-type="float" office:value="1.22222222222222" calcext:value-type="float">
            <text:p>1.222222222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wapan Dasgupta</text:p>
          </table:table-cell>
          <table:table-cell office:value-type="float" office:value="-2" calcext:value-type="float">
            <text:p>-2</text:p>
          </table:table-cell>
          <table:table-cell office:value-type="float" office:value="1.33333333333333" calcext:value-type="float">
            <text:p>1.333333333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Yogendra Yadav</text:p>
          </table:table-cell>
          <table:table-cell office:value-type="float" office:value="-2" calcext:value-type="float">
            <text:p>-2</text:p>
          </table:table-cell>
          <table:table-cell office:value-type="float" office:value="1.33333333333333" calcext:value-type="float">
            <text:p>1.3333333333</text:p>
          </table:table-cell>
          <table:table-cell table:number-columns-repeated="15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17"/>
          <table:table-cell office:value-type="string" calcext:value-type="string">
            <text:p>Yogendra Yadav</text:p>
          </table:table-cell>
        </table:table-row>
        <table:table-row table:style-name="ro1" table:number-rows-repeated="11">
          <table:table-cell table:number-columns-repeated="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yg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0-2</text:p>
          </table:table-cell>
          <table:table-cell office:value-type="string" calcext:value-type="string">
            <text:p>chart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2-3</text:p>
          </table:table-cell>
          <table:table-cell office:value-type="string" calcext:value-type="string">
            <text:p>green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3-6</text:p>
          </table:table-cell>
          <table:table-cell office:value-type="string" calcext:value-type="string">
            <text:p>tur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6above</text:p>
          </table:table-cell>
          <table:table-cell office:value-type="string" calcext:value-type="string">
            <text:p>chart7</text:p>
          </table:table-cell>
          <table:table-cell table:number-columns-repeated="15"/>
        </table:table-row>
      </table:table>
      <table:table table:name="Sheet6" table:style-name="ta1">
        <table:table-column table:style-name="co8" table:default-cell-style-name="Default"/>
        <table:table-column table:style-name="co5" table:number-columns-repeated="4" table:default-cell-style-name="Default"/>
        <table:table-column table:style-name="co9" table:default-cell-style-name="Default"/>
        <table:table-row table:style-name="ro2">
          <table:table-cell office:value-type="string" calcext:value-type="string">
            <text:p>Baijayant 'jay' Panda</text:p>
          </table:table-cell>
          <table:table-cell office:value-type="float" office:value="-1" calcext:value-type="float">
            <text:p>-1</text:p>
          </table:table-cell>
          <table:table-cell office:value-type="float" office:value="1.14285714285714" calcext:value-type="float">
            <text:p>1.14285714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en Moglen</text:p>
          </table:table-cell>
          <table:table-cell office:value-type="float" office:value="-1" calcext:value-type="float">
            <text:p>-1</text:p>
          </table:table-cell>
          <table:table-cell office:value-type="float" office:value="1.08333333333333" calcext:value-type="float">
            <text:p>1.08333333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iram Ramesh</text:p>
          </table:table-cell>
          <table:table-cell office:value-type="float" office:value="-2" calcext:value-type="float">
            <text:p>-2</text:p>
          </table:table-cell>
          <table:table-cell office:value-type="float" office:value="1.22222222222222" calcext:value-type="float">
            <text:p>1.22222222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ean Dr Ze</text:p>
          </table:table-cell>
          <table:table-cell office:value-type="float" office:value="-3" calcext:value-type="float">
            <text:p>-3</text:p>
          </table:table-cell>
          <table:table-cell office:value-type="float" office:value="1.23076923076923" calcext:value-type="float">
            <text:p>1.2307692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ug Suraiya</text:p>
          </table:table-cell>
          <table:table-cell office:value-type="float" office:value="-2" calcext:value-type="float">
            <text:p>-2</text:p>
          </table:table-cell>
          <table:table-cell office:value-type="float" office:value="1.25" calcext:value-type="float">
            <text:p>1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ran Jonnalagadda</text:p>
          </table:table-cell>
          <table:table-cell office:value-type="float" office:value="-2" calcext:value-type="float">
            <text:p>-2</text:p>
          </table:table-cell>
          <table:table-cell office:value-type="float" office:value="1.33333333333333" calcext:value-type="float">
            <text:p>1.33333333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lin Mehta</text:p>
          </table:table-cell>
          <table:table-cell office:value-type="float" office:value="-1" calcext:value-type="float">
            <text:p>-1</text:p>
          </table:table-cell>
          <table:table-cell office:value-type="float" office:value="1.16666666666667" calcext:value-type="float">
            <text:p>1.16666666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ndan Nilekani</text:p>
          </table:table-cell>
          <table:table-cell office:value-type="float" office:value="2" calcext:value-type="float">
            <text:p>2</text:p>
          </table:table-cell>
          <table:table-cell office:value-type="float" office:value="1.11764705882353" calcext:value-type="float">
            <text:p>1.11764705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shant Panday</text:p>
          </table:table-cell>
          <table:table-cell office:value-type="float" office:value="-6" calcext:value-type="float">
            <text:p>-6</text:p>
          </table:table-cell>
          <table:table-cell office:value-type="float" office:value="1.35294117647059" calcext:value-type="float">
            <text:p>1.35294117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tap Bhanu Mehta</text:p>
          </table:table-cell>
          <table:table-cell office:value-type="float" office:value="-4" calcext:value-type="float">
            <text:p>-4</text:p>
          </table:table-cell>
          <table:table-cell office:value-type="float" office:value="1.33333333333333" calcext:value-type="float">
            <text:p>1.33333333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yaralal Raghav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nald Abraham</text:p>
          </table:table-cell>
          <table:table-cell office:value-type="float" office:value="-3" calcext:value-type="float">
            <text:p>-3</text:p>
          </table:table-cell>
          <table:table-cell office:value-type="float" office:value="1.375" calcext:value-type="float">
            <text:p>1.3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 Ramakum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njiv Shankaran</text:p>
          </table:table-cell>
          <table:table-cell office:value-type="float" office:value="-1" calcext:value-type="float">
            <text:p>-1</text:p>
          </table:table-cell>
          <table:table-cell office:value-type="float" office:value="1.04761904761905" calcext:value-type="float">
            <text:p>1.04761904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ntosh Des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mila Ravinder</text:p>
          </table:table-cell>
          <table:table-cell office:value-type="float" office:value="-1" calcext:value-type="float">
            <text:p>-1</text:p>
          </table:table-cell>
          <table:table-cell office:value-type="float" office:value="1.14285714285714" calcext:value-type="float">
            <text:p>1.14285714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il Sharan</text:p>
          </table:table-cell>
          <table:table-cell office:value-type="float" office:value="-1" calcext:value-type="float">
            <text:p>-1</text:p>
          </table:table-cell>
          <table:table-cell office:value-type="float" office:value="1.11111111111111" calcext:value-type="float">
            <text:p>1.11111111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jit S Bhalla</text:p>
          </table:table-cell>
          <table:table-cell office:value-type="float" office:value="-1" calcext:value-type="float">
            <text:p>-1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pan Dasgupta</text:p>
          </table:table-cell>
          <table:table-cell office:value-type="float" office:value="-2" calcext:value-type="float">
            <text:p>-2</text:p>
          </table:table-cell>
          <table:table-cell office:value-type="float" office:value="1.22222222222222" calcext:value-type="float">
            <text:p>1.22222222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 K Arun</text:p>
          </table:table-cell>
          <table:table-cell office:value-type="float" office:value="-6" calcext:value-type="float">
            <text:p>-6</text:p>
          </table:table-cell>
          <table:table-cell office:value-type="float" office:value="1.35294117647059" calcext:value-type="float">
            <text:p>1.3529411765</text:p>
          </table:table-cell>
          <table:table-cell table:number-columns-repeated="3"/>
        </table:table-row>
        <table:table-row table:style-name="ro2" table:number-rows-repeated="5">
          <table:table-cell table:number-columns-repeated="6"/>
        </table:table-row>
        <table:table-row table:style-name="ro2">
          <table:table-cell office:value-type="string" calcext:value-type="string">
            <text:p>Chetan Bhagat</text:p>
          </table:table-cell>
          <table:table-cell office:value-type="float" office:value="-1" calcext:value-type="float">
            <text:p>-1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la Patnaik</text:p>
          </table:table-cell>
          <table:table-cell office:value-type="float" office:value="-2" calcext:value-type="float">
            <text:p>-2</text:p>
          </table:table-cell>
          <table:table-cell office:value-type="float" office:value="1.22222222222222" calcext:value-type="float">
            <text:p>1.22222222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ug Suraiya</text:p>
          </table:table-cell>
          <table:table-cell office:value-type="float" office:value="-6" calcext:value-type="float">
            <text:p>-6</text:p>
          </table:table-cell>
          <table:table-cell office:value-type="float" office:value="1.27272727272727" calcext:value-type="float">
            <text:p>1.27272727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nishka Singh</text:p>
          </table:table-cell>
          <table:table-cell office:value-type="float" office:value="-13" calcext:value-type="float">
            <text:p>-13</text:p>
          </table:table-cell>
          <table:table-cell office:value-type="float" office:value="1.33333333333333" calcext:value-type="float">
            <text:p>1.33333333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pil Sibal</text:p>
          </table:table-cell>
          <table:table-cell office:value-type="float" office:value="-3" calcext:value-type="float">
            <text:p>-3</text:p>
          </table:table-cell>
          <table:table-cell office:value-type="float" office:value="1.33333333333333" calcext:value-type="float">
            <text:p>1.33333333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 Venkaiah Naidu</text:p>
          </table:table-cell>
          <table:table-cell office:value-type="float" office:value="-1" calcext:value-type="float">
            <text:p>-1</text:p>
          </table:table-cell>
          <table:table-cell office:value-type="float" office:value="1.0625" calcext:value-type="float">
            <text:p>1.06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 Chidambaram</text:p>
          </table:table-cell>
          <table:table-cell office:value-type="float" office:value="-8" calcext:value-type="float">
            <text:p>-8</text:p>
          </table:table-cell>
          <table:table-cell office:value-type="float" office:value="1.25" calcext:value-type="float">
            <text:p>1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yanka Chaturvedi</text:p>
          </table:table-cell>
          <table:table-cell office:value-type="float" office:value="-1" calcext:value-type="float">
            <text:p>-1</text:p>
          </table:table-cell>
          <table:table-cell office:value-type="float" office:value="1.11111111111111" calcext:value-type="float">
            <text:p>1.11111111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yaralal Raghavan</text:p>
          </table:table-cell>
          <table:table-cell office:value-type="float" office:value="-1" calcext:value-type="float">
            <text:p>-1</text:p>
          </table:table-cell>
          <table:table-cell office:value-type="float" office:value="1.125" calcext:value-type="float">
            <text:p>1.1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dhika Iyengar</text:p>
          </table:table-cell>
          <table:table-cell office:value-type="float" office:value="-8" calcext:value-type="float">
            <text:p>-8</text:p>
          </table:table-cell>
          <table:table-cell office:value-type="float" office:value="1.61538461538462" calcext:value-type="float">
            <text:p>1.61538461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nuka Bisht</text:p>
          </table:table-cell>
          <table:table-cell office:value-type="float" office:value="-5" calcext:value-type="float">
            <text:p>-5</text:p>
          </table:table-cell>
          <table:table-cell office:value-type="float" office:value="1.35714285714286" calcext:value-type="float">
            <text:p>1.35714285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droneel Ghosh</text:p>
          </table:table-cell>
          <table:table-cell office:value-type="float" office:value="-6" calcext:value-type="float">
            <text:p>-6</text:p>
          </table:table-cell>
          <table:table-cell office:value-type="float" office:value="1.85714285714286" calcext:value-type="float">
            <text:p>1.85714285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 Aiyar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garika Ghose</text:p>
          </table:table-cell>
          <table:table-cell office:value-type="float" office:value="-3" calcext:value-type="float">
            <text:p>-3</text:p>
          </table:table-cell>
          <table:table-cell office:value-type="float" office:value="1.33333333333333" calcext:value-type="float">
            <text:p>1.33333333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njeev Singh</text:p>
          </table:table-cell>
          <table:table-cell office:value-type="float" office:value="-5" calcext:value-type="float">
            <text:p>-5</text:p>
          </table:table-cell>
          <table:table-cell office:value-type="float" office:value="1.14705882352941" calcext:value-type="float">
            <text:p>1.14705882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njiv Shankaran</text:p>
          </table:table-cell>
          <table:table-cell office:value-type="float" office:value="-1" calcext:value-type="float">
            <text:p>-1</text:p>
          </table:table-cell>
          <table:table-cell office:value-type="float" office:value="1.03846153846154" calcext:value-type="float">
            <text:p>1.03846153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jit S Bhalla</text:p>
          </table:table-cell>
          <table:table-cell office:value-type="float" office:value="-2" calcext:value-type="float">
            <text:p>-2</text:p>
          </table:table-cell>
          <table:table-cell office:value-type="float" office:value="1.15384615384615" calcext:value-type="float">
            <text:p>1.15384615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gato Ganguly</text:p>
          </table:table-cell>
          <table:table-cell office:value-type="float" office:value="1" calcext:value-type="float">
            <text:p>1</text:p>
          </table:table-cell>
          <table:table-cell office:value-type="float" office:value="1.08333333333333" calcext:value-type="float">
            <text:p>1.08333333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pan Dasgup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vleen Singh</text:p>
          </table:table-cell>
          <table:table-cell office:value-type="float" office:value="-9" calcext:value-type="float">
            <text:p>-9</text:p>
          </table:table-cell>
          <table:table-cell office:value-type="float" office:value="1.34615384615385" calcext:value-type="float">
            <text:p>1.34615384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 Raghunathan</text:p>
          </table:table-cell>
          <table:table-cell office:value-type="float" office:value="-2" calcext:value-type="float">
            <text:p>-2</text:p>
          </table:table-cell>
          <table:table-cell office:value-type="float" office:value="1.13333333333333" calcext:value-type="float">
            <text:p>1.1333333333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Anoop Kohli</text:p>
          </table:table-cell>
          <table:table-cell office:value-type="float" office:value="-23" calcext:value-type="float">
            <text:p>-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haskar Dutta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etan Bhagat</text:p>
          </table:table-cell>
          <table:table-cell office:value-type="float" office:value="-21" calcext:value-type="float">
            <text:p>-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h News Servic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ug Suraiya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lvika Singh</text:p>
          </table:table-cell>
          <table:table-cell office:value-type="float" office:value="-17" calcext:value-type="float">
            <text:p>-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kul Kesavan</text:p>
          </table:table-cell>
          <table:table-cell office:value-type="float" office:value="-22" calcext:value-type="float">
            <text:p>-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shant Panday</text:p>
          </table:table-cell>
          <table:table-cell office:value-type="float" office:value="-125" calcext:value-type="float">
            <text:p>-1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yaralal Raghavan</text:p>
          </table:table-cell>
          <table:table-cell office:value-type="float" office:value="-15" calcext:value-type="float">
            <text:p>-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jesh Kalra</text:p>
          </table:table-cell>
          <table:table-cell office:value-type="float" office:value="-18" calcext:value-type="float">
            <text:p>-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anjeev Ahluwalia</text:p>
          </table:table-cell>
          <table:table-cell office:value-type="float" office:value="-9" calcext:value-type="float">
            <text:p>-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anjeev Singh</text:p>
          </table:table-cell>
          <table:table-cell office:value-type="float" office:value="-9" calcext:value-type="float">
            <text:p>-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anjiv Shankaran</text:p>
          </table:table-cell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antosh Desai</text:p>
          </table:table-cell>
          <table:table-cell office:value-type="float" office:value="-15" calcext:value-type="float">
            <text:p>-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harmila Ravinder</text:p>
          </table:table-cell>
          <table:table-cell office:value-type="float" office:value="-13" calcext:value-type="float">
            <text:p>-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kanti Ghosh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wapan Dasgupta</text:p>
          </table:table-cell>
          <table:table-cell office:value-type="float" office:value="-11" calcext:value-type="float">
            <text:p>-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ma Nair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eeresh Malik</text:p>
          </table:table-cell>
          <table:table-cell office:value-type="float" office:value="-31" calcext:value-type="float">
            <text:p>-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inita Dawra Nangia</text:p>
          </table:table-cell>
          <table:table-cell office:value-type="float" office:value="-18" calcext:value-type="float">
            <text:p>-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 Mahalingam</text:p>
          </table:table-cell>
          <table:table-cell office:value-type="float" office:value="-27" calcext:value-type="float">
            <text:p>-27</text:p>
          </table:table-cell>
          <table:table-cell table:number-columns-repeated="4"/>
        </table:table-row>
        <table:table-row table:style-name="ro2" table:number-rows-repeated="4">
          <table:table-cell table:number-columns-repeated="6"/>
        </table:table-row>
        <table:table-row table:style-name="ro2">
          <table:table-cell office:value-type="string" calcext:value-type="string">
            <text:p>Ajay Vir Jakhar</text:p>
          </table:table-cell>
          <table:table-cell office:value-type="float" office:value="-6" calcext:value-type="float">
            <text:p>-6</text:p>
          </table:table-cell>
          <table:table-cell office:value-type="float" office:value="1.4" calcext:value-type="float">
            <text:p>1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ok Gulati Siraj Hussain</text:p>
          </table:table-cell>
          <table:table-cell office:value-type="float" office:value="-2" calcext:value-type="float">
            <text:p>-2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rcharan Das</text:p>
          </table:table-cell>
          <table:table-cell office:value-type="float" office:value="-5" calcext:value-type="float">
            <text:p>-5</text:p>
          </table:table-cell>
          <table:table-cell office:value-type="float" office:value="1.625" calcext:value-type="float">
            <text:p>1.6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ug Suraiya</text:p>
          </table:table-cell>
          <table:table-cell office:value-type="float" office:value="-1" calcext:value-type="float">
            <text:p>-1</text:p>
          </table:table-cell>
          <table:table-cell office:value-type="float" office:value="1.14285714285714" calcext:value-type="float">
            <text:p>1.14285714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pil Sibal</text:p>
          </table:table-cell>
          <table:table-cell office:value-type="float" office:value="-2" calcext:value-type="float">
            <text:p>-2</text:p>
          </table:table-cell>
          <table:table-cell office:value-type="float" office:value="1.33333333333333" calcext:value-type="float">
            <text:p>1.33333333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bhat Patnaik</text:p>
          </table:table-cell>
          <table:table-cell office:value-type="float" office:value="-2" calcext:value-type="float">
            <text:p>-2</text:p>
          </table:table-cell>
          <table:table-cell office:value-type="float" office:value="1.33333333333333" calcext:value-type="float">
            <text:p>1.33333333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sanna Tant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shant Panday</text:p>
          </table:table-cell>
          <table:table-cell office:value-type="float" office:value="-4" calcext:value-type="float">
            <text:p>-4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tap Bhanu Mehta</text:p>
          </table:table-cell>
          <table:table-cell office:value-type="float" office:value="-2" calcext:value-type="float">
            <text:p>-2</text:p>
          </table:table-cell>
          <table:table-cell office:value-type="float" office:value="1.4" calcext:value-type="float">
            <text:p>1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yaralal Raghavan</text:p>
          </table:table-cell>
          <table:table-cell office:value-type="float" office:value="-11" calcext:value-type="float">
            <text:p>-11</text:p>
          </table:table-cell>
          <table:table-cell office:value-type="float" office:value="1.45833333333333" calcext:value-type="float">
            <text:p>1.45833333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jiv Shah</text:p>
          </table:table-cell>
          <table:table-cell office:value-type="float" office:value="-1" calcext:value-type="float">
            <text:p>-1</text:p>
          </table:table-cell>
          <table:table-cell office:value-type="float" office:value="1.16666666666667" calcext:value-type="float">
            <text:p>1.16666666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nuka Bisht</text:p>
          </table:table-cell>
          <table:table-cell office:value-type="float" office:value="-4" calcext:value-type="float">
            <text:p>-4</text:p>
          </table:table-cell>
          <table:table-cell office:value-type="float" office:value="1.57142857142857" calcext:value-type="float">
            <text:p>1.57142857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 Aiyar</text:p>
          </table:table-cell>
          <table:table-cell office:value-type="float" office:value="-5" calcext:value-type="float">
            <text:p>-5</text:p>
          </table:table-cell>
          <table:table-cell office:value-type="float" office:value="1.23809523809524" calcext:value-type="float">
            <text:p>1.23809523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garika Ghose</text:p>
          </table:table-cell>
          <table:table-cell office:value-type="float" office:value="-2" calcext:value-type="float">
            <text:p>-2</text:p>
          </table:table-cell>
          <table:table-cell office:value-type="float" office:value="1.33333333333333" calcext:value-type="float">
            <text:p>1.33333333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njeev Singh</text:p>
          </table:table-cell>
          <table:table-cell office:value-type="float" office:value="-9" calcext:value-type="float">
            <text:p>-9</text:p>
          </table:table-cell>
          <table:table-cell office:value-type="float" office:value="1.47368421052632" calcext:value-type="float">
            <text:p>1.47368421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ilaja Bajpai</text:p>
          </table:table-cell>
          <table:table-cell office:value-type="float" office:value="-1" calcext:value-type="float">
            <text:p>-1</text:p>
          </table:table-cell>
          <table:table-cell office:value-type="float" office:value="1.14285714285714" calcext:value-type="float">
            <text:p>1.14285714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mita Gupta</text:p>
          </table:table-cell>
          <table:table-cell office:value-type="float" office:value="-2" calcext:value-type="float">
            <text:p>-2</text:p>
          </table:table-cell>
          <table:table-cell office:value-type="float" office:value="1.33333333333333" calcext:value-type="float">
            <text:p>1.33333333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has Palshikar</text:p>
          </table:table-cell>
          <table:table-cell office:value-type="float" office:value="-2" calcext:value-type="float">
            <text:p>-2</text:p>
          </table:table-cell>
          <table:table-cell office:value-type="float" office:value="1.33333333333333" calcext:value-type="float">
            <text:p>1.33333333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jit S Bhalla</text:p>
          </table:table-cell>
          <table:table-cell office:value-type="float" office:value="-2" calcext:value-type="float">
            <text:p>-2</text:p>
          </table:table-cell>
          <table:table-cell office:value-type="float" office:value="1.22222222222222" calcext:value-type="float">
            <text:p>1.22222222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pan Dasgupta</text:p>
          </table:table-cell>
          <table:table-cell office:value-type="float" office:value="-2" calcext:value-type="float">
            <text:p>-2</text:p>
          </table:table-cell>
          <table:table-cell office:value-type="float" office:value="1.33333333333333" calcext:value-type="float">
            <text:p>1.33333333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ogendra Yadav</text:p>
          </table:table-cell>
          <table:table-cell office:value-type="float" office:value="-2" calcext:value-type="float">
            <text:p>-2</text:p>
          </table:table-cell>
          <table:table-cell office:value-type="float" office:value="1.33333333333333" calcext:value-type="float">
            <text:p>1.3333333333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Entity_wise_polarity_new.A1:Entity_wise_polarity_new.E21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aadhar_authors.A1:aadhar_authors.E21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demon_authors.A1:demon_authors.E21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gst_authors.A1:gst_authors.E20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farmerprotest_authors.A1:farmerprotest_authors.E20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0">00/00/0000</text:date>, <text:time style:data-style-name="N2" text:time-value="16:32:49.4072936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0T17:06:12.689476173</dc:date>
    <meta:editing-duration>PT1H51M23S</meta:editing-duration>
    <meta:editing-cycles>13</meta:editing-cycles>
    <meta:generator>LibreOffice/5.1.6.2$Linux_X86_64 LibreOffice_project/10m0$Build-2</meta:generator>
    <meta:document-statistic meta:table-count="6" meta:cell-count="65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 chart:axis-label-position="outside-end"/>
      <style:graphic-properties svg:stroke-color="#b3b3b3"/>
      <style:text-properties fo:font-size="16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aecf00"/>
    </style:style>
    <style:style style:name="ch9" style:family="chart">
      <style:chart-properties chart:solid-type="cuboid"/>
      <style:graphic-properties draw:fill-color="#ccff66"/>
    </style:style>
    <style:style style:name="ch10" style:family="chart">
      <style:chart-properties chart:solid-type="cuboid"/>
      <style:graphic-properties draw:fill-color="#00cc00"/>
    </style:style>
    <style:style style:name="ch11" style:family="chart">
      <style:chart-properties chart:solid-type="cuboid"/>
      <style:graphic-properties draw:fill-color="#314004"/>
    </style:style>
    <style:style style:name="ch12" style:family="chart">
      <style:chart-properties chart:solid-type="cuboid"/>
      <style:graphic-properties draw:fill-color="#00782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627cm" svg:height="15.738cm" xlink:href=".." xlink:type="simple" chart:class="chart:bar" chart:style-name="ch1">
        <chart:plot-area chart:style-name="ch2" table:cell-range-address="Entity_wise_polarity_new.A2:Entity_wise_polarity_new.B21" chart:data-source-has-labels="column" svg:x="0.634cm" svg:y="0.492cm" svg:width="23.049cm" svg:height="13.946cm">
          <chartooo:coordinate-region svg:x="0.859cm" svg:y="0.492cm" svg:width="17.254cm" svg:height="13.14cm"/>
          <chart:axis chart:dimension="x" chart:name="primary-x" chart:style-name="ch3" chartooo:axis-type="auto">
            <chartooo:date-scale/>
            <chart:categories table:cell-range-address="Entity_wise_polarity_new.A2:Entity_wise_polarity_new.A21"/>
            <chart:grid chart:style-name="ch4" chart:class="major"/>
          </chart:axis>
          <chart:axis chart:dimension="y" chart:name="primary-y" chart:style-name="ch5">
            <chart:title svg:x="6.314cm" svg:y="14.753cm" chart:style-name="ch6">
              <text:p>Sentiment Score (By the entity) - Mass Media</text:p>
            </chart:title>
            <chart:grid chart:style-name="ch4" chart:class="major"/>
          </chart:axis>
          <chart:series chart:style-name="ch7" chart:values-cell-range-address="Entity_wise_polarity_new.B2:Entity_wise_polarity_new.B21" chart:class="chart:bar">
            <chart:data-point chart:style-name="ch8" chart:repeated="2"/>
            <chart:data-point chart:style-name="ch9" chart:repeated="2"/>
            <chart:data-point chart:style-name="ch10"/>
            <chart:data-point chart:style-name="ch11"/>
            <chart:data-point chart:style-name="ch9"/>
            <chart:data-point chart:style-name="ch8"/>
            <chart:data-point chart:style-name="ch10"/>
            <chart:data-point chart:style-name="ch8"/>
            <chart:data-point chart:style-name="ch10"/>
            <chart:data-point chart:style-name="ch11"/>
            <chart:data-point chart:style-name="ch12"/>
            <chart:data-point chart:style-name="ch8"/>
            <chart:data-point chart:style-name="ch9"/>
            <chart:data-point chart:style-name="ch12"/>
            <chart:data-point chart:style-name="ch8" chart:repeated="2"/>
            <chart:data-point chart:style-name="ch12"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Devendra Fadnavis</text:p>
                <draw:g>
                  <svg:desc>Entity_wise_polarity_new.A2:Entity_wise_polarity_new.A21</svg:desc>
                </draw:g>
              </table:table-cell>
              <table:table-cell office:value-type="float" office:value="8.5065">
                <text:p>8.5065</text:p>
                <draw:g>
                  <svg:desc>Entity_wise_polarity_new.B2:Entity_wise_polarity_new.B21</svg:desc>
                </draw:g>
              </table:table-cell>
            </table:table-row>
            <table:table-row>
              <table:table-cell office:value-type="string">
                <text:p>Narendra Modi</text:p>
              </table:table-cell>
              <table:table-cell office:value-type="float" office:value="-0.6048">
                <text:p>-0.6048</text:p>
              </table:table-cell>
            </table:table-row>
            <table:table-row>
              <table:table-cell office:value-type="string">
                <text:p>Vasundhara Raje</text:p>
              </table:table-cell>
              <table:table-cell office:value-type="float" office:value="6.0649">
                <text:p>6.0649</text:p>
              </table:table-cell>
            </table:table-row>
            <table:table-row>
              <table:table-cell office:value-type="string">
                <text:p>Amit Shah</text:p>
              </table:table-cell>
              <table:table-cell office:value-type="float" office:value="3.3278">
                <text:p>3.3278</text:p>
              </table:table-cell>
            </table:table-row>
            <table:table-row>
              <table:table-cell office:value-type="string">
                <text:p>Nitin Gadkari</text:p>
              </table:table-cell>
              <table:table-cell office:value-type="float" office:value="3.8851">
                <text:p>3.8851</text:p>
              </table:table-cell>
            </table:table-row>
            <table:table-row>
              <table:table-cell office:value-type="string">
                <text:p>B.S. Yeddyurapp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un Jaitley</text:p>
              </table:table-cell>
              <table:table-cell office:value-type="float" office:value="-1.946">
                <text:p>-1.946</text:p>
              </table:table-cell>
            </table:table-row>
            <table:table-row>
              <table:table-cell office:value-type="string">
                <text:p>Parkash Singh Bada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andrababu Naidu</text:p>
              </table:table-cell>
              <table:table-cell office:value-type="float" office:value="0.0703">
                <text:p>0.0703</text:p>
              </table:table-cell>
            </table:table-row>
            <table:table-row>
              <table:table-cell office:value-type="string">
                <text:p>Uddhav Thackeray</text:p>
              </table:table-cell>
              <table:table-cell office:value-type="float" office:value="5.045">
                <text:p>5.045</text:p>
              </table:table-cell>
            </table:table-row>
            <table:table-row>
              <table:table-cell office:value-type="string">
                <text:p>Akhilesh Yadav</text:p>
              </table:table-cell>
              <table:table-cell office:value-type="float" office:value="1.3016">
                <text:p>1.3016</text:p>
              </table:table-cell>
            </table:table-row>
            <table:table-row>
              <table:table-cell office:value-type="string">
                <text:p>Chandrasekhar Rao</text:p>
              </table:table-cell>
              <table:table-cell office:value-type="float" office:value="3.5806">
                <text:p>3.5806</text:p>
              </table:table-cell>
            </table:table-row>
            <table:table-row>
              <table:table-cell office:value-type="string">
                <text:p>Sharad Pawar</text:p>
              </table:table-cell>
              <table:table-cell office:value-type="float" office:value="2.8604">
                <text:p>2.8604</text:p>
              </table:table-cell>
            </table:table-row>
            <table:table-row>
              <table:table-cell office:value-type="string">
                <text:p>H.D. Kumaraswam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vind Kejriwal</text:p>
              </table:table-cell>
              <table:table-cell office:value-type="float" office:value="1.0232">
                <text:p>1.0232</text:p>
              </table:table-cell>
            </table:table-row>
            <table:table-row>
              <table:table-cell office:value-type="string">
                <text:p>Kishore Tiwar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achin Pilot</text:p>
              </table:table-cell>
              <table:table-cell office:value-type="float" office:value="-1.5544">
                <text:p>-1.5544</text:p>
              </table:table-cell>
            </table:table-row>
            <table:table-row>
              <table:table-cell office:value-type="string">
                <text:p>Amarinder Sing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hul Gandhi</text:p>
              </table:table-cell>
              <table:table-cell office:value-type="float" office:value="3.5847">
                <text:p>3.5847</text:p>
              </table:table-cell>
            </table:table-row>
            <table:table-row>
              <table:table-cell office:value-type="string">
                <text:p>Siddaramaiah</text:p>
              </table:table-cell>
              <table:table-cell office:value-type="float" office:value="-0.0651">
                <text:p>-0.06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end"/>
      <style:graphic-properties svg:stroke-color="#b3b3b3"/>
      <style:text-properties fo:font-size="2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style:rotation-angle="0"/>
      <style:text-properties fo:font-size="2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ff666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chart-properties chart:solid-type="cuboid"/>
      <style:graphic-properties draw:fill-color="#ff0000"/>
    </style:style>
    <style:style style:name="ch10" style:family="chart">
      <style:chart-properties chart:solid-type="cuboid"/>
      <style:graphic-properties draw:fill-color="#cc0000"/>
    </style:style>
    <style:style style:name="ch11" style:family="chart">
      <style:chart-properties chart:solid-type="cuboid"/>
      <style:graphic-properties draw:fill-color="#66ff66"/>
    </style:style>
    <style:style style:name="ch12" style:family="chart">
      <style:chart-properties chart:solid-type="cuboid"/>
      <style:graphic-properties draw:fill-color="#00cc00"/>
    </style:style>
    <style:style style:name="ch13" style:family="chart">
      <style:chart-properties chart:solid-type="cuboid"/>
      <style:graphic-properties draw:fill-color="#007826"/>
    </style:style>
    <style:style style:name="ch14" style:family="chart">
      <style:chart-properties chart:solid-type="cuboid"/>
      <style:graphic-properties draw:fill-color="#ccff66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27cm" svg:height="19.309cm" xlink:href=".." xlink:type="simple" chart:class="chart:bar" chart:style-name="ch1">
        <chart:plot-area chart:style-name="ch2" table:cell-range-address="aadhar_authors.A2:aadhar_authors.B21" chart:data-source-has-labels="column" svg:x="0.599cm" svg:y="0.602cm" svg:width="24.175cm" svg:height="17.162cm">
          <chartooo:coordinate-region svg:x="0.917cm" svg:y="0.602cm" svg:width="17.017cm" svg:height="16.118cm"/>
          <chart:axis chart:dimension="x" chart:name="primary-x" chart:style-name="ch3" chartooo:axis-type="auto">
            <chartooo:date-scale/>
            <chart:categories table:cell-range-address="aadhar_authors.A2:aadhar_authors.A21"/>
            <chart:grid chart:style-name="ch4" chart:class="major"/>
          </chart:axis>
          <chart:axis chart:dimension="y" chart:name="primary-y" chart:style-name="ch5">
            <chart:title svg:x="5.213cm" svg:y="17.773cm" chart:style-name="ch6">
              <text:p>Sentiment Score (By the Authors)</text:p>
            </chart:title>
            <chart:grid chart:style-name="ch4" chart:class="major"/>
          </chart:axis>
          <chart:series chart:style-name="ch7" chart:values-cell-range-address="aadhar_authors.B2:aadhar_authors.B21" chart:class="chart:bar">
            <chart:data-point chart:style-name="ch8" chart:repeated="2"/>
            <chart:data-point chart:style-name="ch9" chart:repeated="3"/>
            <chart:data-point chart:style-name="ch10"/>
            <chart:data-point chart:style-name="ch8"/>
            <chart:data-point chart:style-name="ch11"/>
            <chart:data-point chart:style-name="ch10" chart:repeated="2"/>
            <chart:data-point chart:style-name="ch12"/>
            <chart:data-point chart:style-name="ch10"/>
            <chart:data-point chart:style-name="ch13"/>
            <chart:data-point chart:style-name="ch8"/>
            <chart:data-point chart:style-name="ch14"/>
            <chart:data-point chart:style-name="ch8" chart:repeated="3"/>
            <chart:data-point chart:style-name="ch9"/>
            <chart:data-point chart:style-name="ch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aijayant Panda</text:p>
                <draw:g>
                  <svg:desc>aadhar_authors.A2:aadhar_authors.A21</svg:desc>
                </draw:g>
              </table:table-cell>
              <table:table-cell office:value-type="float" office:value="-1">
                <text:p>-1</text:p>
                <draw:g>
                  <svg:desc>aadhar_authors.B2:aadhar_authors.B21</svg:desc>
                </draw:g>
              </table:table-cell>
            </table:table-row>
            <table:table-row>
              <table:table-cell office:value-type="string">
                <text:p>Eben Moglen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Jairam Ramesh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Jean Dr Ze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Jug Suraiya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Kiran Jonnalagadda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Nalin Mehta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Nandan Nilekani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ashant Panday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Pratap Bhanu Mehta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Pyaralal Raghav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nald Abraham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R Ramakuma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anjiv Shankaran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Santosh Desa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harmila Ravinder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Sunil Sharan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Surjit S Bhalla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Swapan Dasgupta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T K Arun</text:p>
              </table:table-cell>
              <table:table-cell office:value-type="float" office:value="-6">
                <text:p>-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end"/>
      <style:graphic-properties svg:stroke-color="#b3b3b3"/>
      <style:text-properties fo:font-size="2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style:rotation-angle="0"/>
      <style:text-properties fo:font-size="2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ff666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chart-properties chart:solid-type="cuboid"/>
      <style:graphic-properties draw:fill-color="#ff0000"/>
    </style:style>
    <style:style style:name="ch10" style:family="chart">
      <style:chart-properties chart:solid-type="cuboid"/>
      <style:graphic-properties draw:fill-color="#cc0000"/>
    </style:style>
    <style:style style:name="ch11" style:family="chart">
      <style:chart-properties chart:solid-type="cuboid"/>
      <style:graphic-properties draw:fill-color="#990000"/>
    </style:style>
    <style:style style:name="ch12" style:family="chart">
      <style:chart-properties chart:solid-type="cuboid"/>
      <style:graphic-properties draw:fill-color="#00cc00"/>
    </style:style>
    <style:style style:name="ch13" style:family="chart">
      <style:chart-properties chart:solid-type="cuboid"/>
      <style:graphic-properties draw:fill-color="#66ff66"/>
    </style:style>
    <style:style style:name="ch14" style:family="chart">
      <style:chart-properties chart:solid-type="cuboid"/>
      <style:graphic-properties draw:fill-color="#007826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328cm" svg:height="20.435cm" xlink:href=".." xlink:type="simple" chart:class="chart:bar" chart:style-name="ch1">
        <chart:plot-area chart:style-name="ch2" table:cell-range-address="demon_authors.A2:demon_authors.B22" chart:data-source-has-labels="column" svg:x="0.476cm" svg:y="0.637cm" svg:width="26.471cm" svg:height="18.104cm">
          <chartooo:coordinate-region svg:x="0.992cm" svg:y="0.637cm" svg:width="19.194cm" svg:height="17.06cm"/>
          <chart:axis chart:dimension="x" chart:name="primary-x" chart:style-name="ch3" chartooo:axis-type="auto">
            <chartooo:date-scale/>
            <chart:categories table:cell-range-address="demon_authors.A2:demon_authors.A22"/>
            <chart:grid chart:style-name="ch4" chart:class="major"/>
          </chart:axis>
          <chart:axis chart:dimension="y" chart:name="primary-y" chart:style-name="ch5">
            <chart:title svg:x="5.386cm" svg:y="18.799cm" chart:style-name="ch6">
              <text:p>Sentiment Score (By the Authors)</text:p>
            </chart:title>
            <chart:grid chart:style-name="ch4" chart:class="major"/>
          </chart:axis>
          <chart:series chart:style-name="ch7" chart:values-cell-range-address="demon_authors.B2:demon_authors.B22" chart:class="chart:bar">
            <chart:data-point chart:style-name="ch8" chart:repeated="3"/>
            <chart:data-point chart:style-name="ch9" chart:repeated="2"/>
            <chart:data-point chart:style-name="ch8" chart:repeated="4"/>
            <chart:data-point chart:style-name="ch10"/>
            <chart:data-point chart:style-name="ch9"/>
            <chart:data-point chart:style-name="ch11"/>
            <chart:data-point chart:style-name="ch12"/>
            <chart:data-point chart:style-name="ch10"/>
            <chart:data-point chart:style-name="ch8" chart:repeated="3"/>
            <chart:data-point chart:style-name="ch13"/>
            <chart:data-point chart:style-name="ch14"/>
            <chart:data-point chart:style-name="ch9"/>
            <chart:data-point chart:style-name="ch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hetan Bhagat</text:p>
                <draw:g>
                  <svg:desc>demon_authors.A2:demon_authors.A22</svg:desc>
                </draw:g>
              </table:table-cell>
              <table:table-cell office:value-type="float" office:value="-1">
                <text:p>-1</text:p>
                <draw:g>
                  <svg:desc>demon_authors.B2:demon_authors.B22</svg:desc>
                </draw:g>
              </table:table-cell>
            </table:table-row>
            <table:table-row>
              <table:table-cell office:value-type="string">
                <text:p>Ila Patnaik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Jug Suraiya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Kanishka Singh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Kapil Sibal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M Venkaiah Naidu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P Chidambaram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Priyanka Chaturvedi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Jug Suraiya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Radhika Iyengar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Renuka Bisht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Rudroneel Ghosh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Sa Aiya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agarika Ghose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Sanjeev Singh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Sanjiv Shankaran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Surjit S Bhalla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Swagato Gangul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wapan Dasgup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vleen Singh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V Raghunathan</text:p>
              </table:table-cell>
              <table:table-cell office:value-type="float" office:value="-2">
                <text:p>-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end"/>
      <style:graphic-properties svg:stroke-color="#b3b3b3"/>
      <style:text-properties fo:font-size="2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style:rotation-angle="0"/>
      <style:text-properties fo:font-size="2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ff666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285cm" svg:height="20.011cm" xlink:href=".." xlink:type="simple" chart:class="chart:bar" chart:style-name="ch1">
        <chart:plot-area chart:style-name="ch2" table:cell-range-address="gst_authors.A2:gst_authors.B21" chart:data-source-has-labels="column" svg:x="0.276cm" svg:y="0.624cm" svg:width="26.651cm" svg:height="17.749cm">
          <chartooo:coordinate-region svg:x="0.991cm" svg:y="0.624cm" svg:width="19.122cm" svg:height="16.705cm"/>
          <chart:axis chart:dimension="x" chart:name="primary-x" chart:style-name="ch3" chartooo:axis-type="auto">
            <chartooo:date-scale/>
            <chart:categories table:cell-range-address="gst_authors.A2:gst_authors.A21"/>
            <chart:grid chart:style-name="ch4" chart:class="major"/>
          </chart:axis>
          <chart:axis chart:dimension="y" chart:name="primary-y" chart:style-name="ch5">
            <chart:title svg:x="6.567cm" svg:y="18.534cm" chart:style-name="ch6">
              <text:p>Sentiment Score (By the Authors)</text:p>
            </chart:title>
            <chart:grid chart:style-name="ch4" chart:class="major"/>
          </chart:axis>
          <chart:series chart:style-name="ch7" chart:values-cell-range-address="gst_authors.B2:gst_authors.B21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noop Kohli</text:p>
                <draw:g>
                  <svg:desc>gst_authors.A2:gst_authors.A21</svg:desc>
                </draw:g>
              </table:table-cell>
              <table:table-cell office:value-type="float" office:value="-23">
                <text:p>-23</text:p>
                <draw:g>
                  <svg:desc>gst_authors.B2:gst_authors.B21</svg:desc>
                </draw:g>
              </table:table-cell>
            </table:table-row>
            <table:table-row>
              <table:table-cell office:value-type="string">
                <text:p>Bhaskar Dutta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Chetan Bhagat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Jug Suraiya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Malvika Singh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Mukul Kesavan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Prashant Panday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Pyaralal Raghavan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Rajesh Kalra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Sanjeev Ahluwalia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Sanjeev Singh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Sanjiv Shankaran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Santosh Desai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Sharmila Ravinder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Sukanti Ghosh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Swapan Dasgupta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Uma Nair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Veeresh Malik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Vinita Dawra Nangia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V Mahalingam</text:p>
              </table:table-cell>
              <table:table-cell office:value-type="float" office:value="-27">
                <text:p>-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end"/>
      <style:graphic-properties svg:stroke-color="#b3b3b3"/>
      <style:text-properties fo:font-size="2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style:rotation-angle="0"/>
      <style:text-properties fo:font-size="2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ff666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cc0000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graphic-properties draw:fill-color="#990000"/>
    </style:style>
    <style:style style:name="ch11" style:family="chart">
      <style:chart-properties chart:solid-type="cuboid"/>
      <style:graphic-properties draw:fill-color="#ff9999"/>
    </style:style>
    <style:style style:name="ch12" style:family="chart">
      <style:chart-properties chart:solid-type="cuboid"/>
      <style:graphic-properties draw:fill-color="#ff000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56cm" svg:height="20.247cm" xlink:href=".." xlink:type="simple" chart:class="chart:bar" chart:style-name="ch1">
        <chart:plot-area chart:style-name="ch2" table:cell-range-address="farmerprotest_authors.A2:farmerprotest_authors.B21" chart:data-source-has-labels="column" svg:x="0.484cm" svg:y="0.631cm" svg:width="26.275cm" svg:height="17.947cm">
          <chartooo:coordinate-region svg:x="1cm" svg:y="0.631cm" svg:width="18.919cm" svg:height="16.903cm"/>
          <chart:axis chart:dimension="x" chart:name="primary-x" chart:style-name="ch3" chartooo:axis-type="auto">
            <chartooo:date-scale/>
            <chart:categories table:cell-range-address="farmerprotest_authors.A2:farmerprotest_authors.A21"/>
            <chart:grid chart:style-name="ch4" chart:class="major"/>
          </chart:axis>
          <chart:axis chart:dimension="y" chart:name="primary-y" chart:style-name="ch5">
            <chart:title svg:x="5.959cm" svg:y="18.77cm" chart:style-name="ch6">
              <text:p>Sentiment Score (By the Authors)</text:p>
            </chart:title>
            <chart:grid chart:style-name="ch4" chart:class="major"/>
          </chart:axis>
          <chart:series chart:style-name="ch7" chart:values-cell-range-address="farmerprotest_authors.B2:farmerprotest_authors.B21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 chart:repeated="2"/>
            <chart:data-point/>
            <chart:data-point chart:style-name="ch10"/>
            <chart:data-point chart:style-name="ch8"/>
            <chart:data-point chart:style-name="ch11"/>
            <chart:data-point chart:style-name="ch10"/>
            <chart:data-point chart:style-name="ch9"/>
            <chart:data-point chart:style-name="ch12"/>
            <chart:data-point chart:style-name="ch8"/>
            <chart:data-point chart:style-name="ch11"/>
            <chart:data-point chart:style-name="ch12" chart:repeated="2"/>
            <chart:data-point chart:style-name="ch9"/>
            <chart:data-point chart:style-name="ch12"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jay Vir Jakhar</text:p>
                <draw:g>
                  <svg:desc>farmerprotest_authors.A2:farmerprotest_authors.A21</svg:desc>
                </draw:g>
              </table:table-cell>
              <table:table-cell office:value-type="float" office:value="-6">
                <text:p>-6</text:p>
                <draw:g>
                  <svg:desc>farmerprotest_authors.B2:farmerprotest_authors.B21</svg:desc>
                </draw:g>
              </table:table-cell>
            </table:table-row>
            <table:table-row>
              <table:table-cell office:value-type="string">
                <text:p>Ashok Gulati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Gurcharan Das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Jug Suraiya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Kapil Sibal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Prabhat Patnaik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Prasanna Tantr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ashant Panday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Pratap Bhanu Mehta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Rajiv Shah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Renuka Bisht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Sa Aiyar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Sagarika Ghose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Sanjeev Singh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Shailaja Bajpai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Smita Gupta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Suhas Palshikar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Surjit S Bhalla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Swapan Dasgupta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Yogendra Yadav</text:p>
              </table:table-cell>
              <table:table-cell office:value-type="float" office:value="-2">
                <text:p>-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